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co3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3.935cm"/>
    </style:style>
    <style:style style:name="co6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order-left="none" fo:border-right="0.035cm solid #000000" fo:border-top="0.035cm solid #000000"/>
    </style:style>
    <style:style style:name="ce5" style:family="table-cell" style:parent-style-name="Default">
      <style:table-cell-properties fo:border-bottom="none" fo:border-left="none" fo:border-right="0.035cm solid #000000" fo:border-top="none"/>
    </style:style>
    <style:style style:name="ce6" style:family="table-cell" style:parent-style-name="Default">
      <style:table-cell-properties fo:border-bottom="0.035cm solid #000000" fo:border-left="none" fo:border-right="0.035cm solid #000000" fo:border-top="none"/>
    </style:style>
    <style:style style:name="ce7" style:family="table-cell" style:parent-style-name="Default" style:data-style-name="N4"/>
    <style:style style:name="ce8" style:family="table-cell" style:parent-style-name="Default" style:data-style-name="N61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8" table:default-cell-style-name="ce8"/>
        <table:table-row table:style-name="ro1">
          <table:table-cell office:value-type="string">
            <text:p>Description</text:p>
          </table:table-cell>
          <table:table-cell office:value-type="string">
            <text:p>Position</text:p>
          </table:table-cell>
          <table:table-cell office:value-type="string">
            <text:p>Element Half Length (in)</text:p>
          </table:table-cell>
          <table:table-cell office:value-type="string">
            <text:p>Split (in)</text:p>
          </table:table-cell>
          <table:table-cell office:value-type="string">
            <text:p>Distance along beam (in)</text:p>
          </table:table-cell>
          <table:table-cell office:value-type="string">
            <text:p>Center Dia</text:p>
          </table:table-cell>
          <table:table-cell office:value-type="string">
            <text:p>End Dia (in)</text:p>
          </table:table-cell>
          <table:table-cell/>
          <table:table-cell table:style-name="Default" office:value-type="string">
            <text:p>half len (m)</text:p>
          </table:table-cell>
          <table:table-cell table:style-name="Default" office:value-type="string">
            <text:p>Split (m)</text:p>
          </table:table-cell>
          <table:table-cell table:style-name="Default" office:value-type="string">
            <text:p>Distance (m)</text:p>
          </table:table-cell>
          <table:table-cell table:style-name="Default" office:value-type="string">
            <text:p>Center (m)</text:p>
          </table:table-cell>
          <table:table-cell table:style-name="Default" office:value-type="string">
            <text:p>End (m)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20m Reflector</text:p>
          </table:table-cell>
          <table:table-cell office:value-type="float" office:value="1">
            <text:p>1</text:p>
          </table:table-cell>
          <table:table-cell table:style-name="ce7" office:value-type="float" office:value="216.6875">
            <text:p>216.69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2]*0.0254" office:value-type="float" office:value="5.5038625">
            <text:p>5.5038625</text:p>
          </table:table-cell>
          <table:table-cell table:style-name="Default" table:formula="of:=[.D2]*0.0254" office:value-type="float" office:value="0">
            <text:p>0</text:p>
          </table:table-cell>
          <table:table-cell table:style-name="Default" table:formula="of:=[.E2]*0.0254" office:value-type="float" office:value="0">
            <text:p>0</text:p>
          </table:table-cell>
          <table:table-cell table:style-name="Default" table:formula="of:=[.F2]*0.0254" office:value-type="float" office:value="0.0254">
            <text:p>0.0254</text:p>
          </table:table-cell>
          <table:table-cell table:style-name="Default" table:formula="of:=0.0254*[.G2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5m Reflector</text:p>
          </table:table-cell>
          <table:table-cell office:value-type="float" office:value="2">
            <text:p>2</text:p>
          </table:table-cell>
          <table:table-cell table:style-name="ce7" office:value-type="float" office:value="143.5">
            <text:p>143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4">
            <text:p>34.00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3]*0.0254" office:value-type="float" office:value="3.6449">
            <text:p>3.6449</text:p>
          </table:table-cell>
          <table:table-cell table:style-name="Default" table:formula="of:=[.D3]*0.0254" office:value-type="float" office:value="0">
            <text:p>0</text:p>
          </table:table-cell>
          <table:table-cell table:style-name="Default" table:formula="of:=[.E3]*0.0254" office:value-type="float" office:value="0.8636">
            <text:p>0.8636</text:p>
          </table:table-cell>
          <table:table-cell table:style-name="Default" table:formula="of:=[.F3]*0.0254" office:value-type="float" office:value="0.01905">
            <text:p>0.01905</text:p>
          </table:table-cell>
          <table:table-cell table:style-name="Default" table:formula="of:=0.0254*[.G3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5m rear driver</text:p>
          </table:table-cell>
          <table:table-cell office:value-type="float" office:value="3">
            <text:p>3</text:p>
          </table:table-cell>
          <table:table-cell table:style-name="ce7" office:value-type="float" office:value="137.75">
            <text:p>137.7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19.375">
            <text:p>119.38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4]*0.0254" office:value-type="float" office:value="3.49885">
            <text:p>3.49885</text:p>
          </table:table-cell>
          <table:table-cell table:style-name="Default" table:formula="of:=[.D4]*0.0254" office:value-type="float" office:value="0">
            <text:p>0</text:p>
          </table:table-cell>
          <table:table-cell table:style-name="Default" table:formula="of:=[.E4]*0.0254" office:value-type="float" office:value="3.032125">
            <text:p>3.032125</text:p>
          </table:table-cell>
          <table:table-cell table:style-name="Default" table:formula="of:=[.F4]*0.0254" office:value-type="float" office:value="0.01905">
            <text:p>0.01905</text:p>
          </table:table-cell>
          <table:table-cell table:style-name="Default" table:formula="of:=0.0254*[.G4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20m driver</text:p>
          </table:table-cell>
          <table:table-cell office:value-type="float" office:value="4">
            <text:p>4</text:p>
          </table:table-cell>
          <table:table-cell table:style-name="ce7" office:value-type="float" office:value="204.5">
            <text:p>204.5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130.125">
            <text:p>130.13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5]*0.0254" office:value-type="float" office:value="5.1943">
            <text:p>5.1943</text:p>
          </table:table-cell>
          <table:table-cell table:style-name="Default" table:formula="of:=[.D5]*0.0254" office:value-type="float" office:value="0.0254">
            <text:p>0.0254</text:p>
          </table:table-cell>
          <table:table-cell table:style-name="Default" table:formula="of:=[.E5]*0.0254" office:value-type="float" office:value="3.305175">
            <text:p>3.305175</text:p>
          </table:table-cell>
          <table:table-cell table:style-name="Default" table:formula="of:=[.F5]*0.0254" office:value-type="float" office:value="0.0254">
            <text:p>0.0254</text:p>
          </table:table-cell>
          <table:table-cell table:style-name="Default" table:formula="of:=0.0254*[.G5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front driver 1</text:p>
          </table:table-cell>
          <table:table-cell office:value-type="float" office:value="5">
            <text:p>5</text:p>
          </table:table-cell>
          <table:table-cell table:style-name="ce7" office:value-type="float" office:value="103.5625">
            <text:p>103.56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35.1875">
            <text:p>135.19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6]*0.0254" office:value-type="float" office:value="2.6304875">
            <text:p>2.6304875</text:p>
          </table:table-cell>
          <table:table-cell table:style-name="Default" table:formula="of:=[.D6]*0.0254" office:value-type="float" office:value="0">
            <text:p>0</text:p>
          </table:table-cell>
          <table:table-cell table:style-name="Default" table:formula="of:=[.E6]*0.0254" office:value-type="float" office:value="3.4337625">
            <text:p>3.4337625</text:p>
          </table:table-cell>
          <table:table-cell table:style-name="Default" table:formula="of:=[.F6]*0.0254" office:value-type="float" office:value="0.01905">
            <text:p>0.01905</text:p>
          </table:table-cell>
          <table:table-cell table:style-name="Default" table:formula="of:=0.0254*[.G6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front driver 2</text:p>
          </table:table-cell>
          <table:table-cell office:value-type="float" office:value="6">
            <text:p>6</text:p>
          </table:table-cell>
          <table:table-cell table:style-name="ce7" office:value-type="float" office:value="98.9375">
            <text:p>98.94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46.375">
            <text:p>146.38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7]*0.0254" office:value-type="float" office:value="2.5130125">
            <text:p>2.5130125</text:p>
          </table:table-cell>
          <table:table-cell table:style-name="Default" table:formula="of:=[.D7]*0.0254" office:value-type="float" office:value="0">
            <text:p>0</text:p>
          </table:table-cell>
          <table:table-cell table:style-name="Default" table:formula="of:=[.E7]*0.0254" office:value-type="float" office:value="3.717925">
            <text:p>3.717925</text:p>
          </table:table-cell>
          <table:table-cell table:style-name="Default" table:formula="of:=[.F7]*0.0254" office:value-type="float" office:value="0.01905">
            <text:p>0.01905</text:p>
          </table:table-cell>
          <table:table-cell table:style-name="Default" table:formula="of:=0.0254*[.G7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10m director</text:p>
          </table:table-cell>
          <table:table-cell office:value-type="float" office:value="7">
            <text:p>7</text:p>
          </table:table-cell>
          <table:table-cell table:style-name="ce7" office:value-type="float" office:value="91.5">
            <text:p>91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12.625">
            <text:p>212.63</text:p>
          </table:table-cell>
          <table:table-cell table:style-name="ce7" office:value-type="float" office:value="0.75">
            <text:p>0.75</text:p>
          </table:table-cell>
          <table:table-cell table:style-name="ce7" office:value-type="float" office:value="0.368">
            <text:p>0.37</text:p>
          </table:table-cell>
          <table:table-cell/>
          <table:table-cell table:style-name="Default" table:formula="of:=[.C8]*0.0254" office:value-type="float" office:value="2.3241">
            <text:p>2.3241</text:p>
          </table:table-cell>
          <table:table-cell table:style-name="Default" table:formula="of:=[.D8]*0.0254" office:value-type="float" office:value="0">
            <text:p>0</text:p>
          </table:table-cell>
          <table:table-cell table:style-name="Default" table:formula="of:=[.E8]*0.0254" office:value-type="float" office:value="5.400675">
            <text:p>5.400675</text:p>
          </table:table-cell>
          <table:table-cell table:style-name="Default" table:formula="of:=[.F8]*0.0254" office:value-type="float" office:value="0.01905">
            <text:p>0.01905</text:p>
          </table:table-cell>
          <table:table-cell table:style-name="Default" table:formula="of:=0.0254*[.G8]" office:value-type="float" office:value="0.0093472">
            <text:p>0.0093472</text:p>
          </table:table-cell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 table:number-columns-repeated="8"/>
        </table:table-row>
        <table:table-row table:style-name="ro1">
          <table:table-cell office:value-type="string">
            <text:p>Segments for each half</text:p>
          </table:table-cell>
          <table:table-cell office:value-type="float" office:value="8">
            <text:p>8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8"/>
          <table:table-cell table:style-name="Default" office:value-type="string">
            <text:p>X1</text:p>
          </table:table-cell>
          <table:table-cell table:style-name="Default" office:value-type="string">
            <text:p>Y1</text:p>
          </table:table-cell>
          <table:table-cell table:style-name="Default" office:value-type="string">
            <text:p>Z1</text:p>
          </table:table-cell>
          <table:table-cell table:style-name="Default" office:value-type="string">
            <text:p>X2</text:p>
          </table:table-cell>
          <table:table-cell table:style-name="Default" office:value-type="string">
            <text:p>Y2</text:p>
          </table:table-cell>
          <table:table-cell table:style-name="Default" office:value-type="string">
            <text:p>Z2</text:p>
          </table:table-cell>
          <table:table-cell table:style-name="Default" office:value-type="string">
            <text:p>Start Dia</text:p>
          </table:table-cell>
          <table:table-cell table:style-name="Default" office:value-type="string">
            <text:p>End Dia</text:p>
          </table:table-cell>
        </table:table-row>
        <table:table-row table:style-name="ro1">
          <table:table-cell office:value-type="string">
            <text:p>Z in feet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l1 left</text:p>
          </table:table-cell>
          <table:table-cell table:formula="of:=[.K2]" office:value-type="float" office:value="0">
            <text:p>0.00E+00</text:p>
          </table:table-cell>
          <table:table-cell table:formula="of:=-1*[.I2]" office:value-type="float" office:value="-5.5038625">
            <text:p>-5.50E+00</text:p>
          </table:table-cell>
          <table:table-cell table:formula="of:=0.0254*[.$B$12]" office:value-type="float" office:value="0">
            <text:p>0.00E+00</text:p>
          </table:table-cell>
          <table:table-cell table:formula="of:=[.I12]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2]" office:value-type="float" office:value="0.0093472">
            <text:p>9.35E-03</text:p>
          </table:table-cell>
          <table:table-cell table:formula="of:=[.L2]" office:value-type="float" office:value="0.0254">
            <text:p>2.54E-02</text:p>
          </table:table-cell>
        </table:table-row>
        <table:table-row table:style-name="ro1">
          <table:table-cell table:number-columns-repeated="7"/>
          <table:table-cell office:value-type="string">
            <text:p>El1 Right</text:p>
          </table:table-cell>
          <table:table-cell table:formula="of:=[.I12]" office:value-type="float" office:value="0">
            <text:p>0.00E+00</text:p>
          </table:table-cell>
          <table:table-cell table:formula="of:=[.I2]" office:value-type="float" office:value="5.5038625">
            <text:p>5.50E+00</text:p>
          </table:table-cell>
          <table:table-cell table:formula="of:=0.0254*[.$B$12]" office:value-type="float" office:value="0">
            <text:p>0.00E+00</text:p>
          </table:table-cell>
          <table:table-cell table:formula="of:=[.I12]" office:value-type="float" office:value="0">
            <text:p>0.0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2]" office:value-type="float" office:value="0.0254">
            <text:p>2.54E-02</text:p>
          </table:table-cell>
          <table:table-cell table:formula="of:=[.M2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2 Left</text:p>
          </table:table-cell>
          <table:table-cell table:formula="of:=[.K3]" office:value-type="float" office:value="0.8636">
            <text:p>8.64E-01</text:p>
          </table:table-cell>
          <table:table-cell table:formula="of:=-1*[.I3]" office:value-type="float" office:value="-3.6449">
            <text:p>-3.64E+00</text:p>
          </table:table-cell>
          <table:table-cell table:formula="of:=0.0254*[.$B$12]" office:value-type="float" office:value="0">
            <text:p>0.00E+00</text:p>
          </table:table-cell>
          <table:table-cell table:formula="of:=[.I14]" office:value-type="float" office:value="0.8636">
            <text:p>8.64E-01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3]" office:value-type="float" office:value="0.0093472">
            <text:p>9.35E-03</text:p>
          </table:table-cell>
          <table:table-cell table:formula="of:=[.L3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2 Right</text:p>
          </table:table-cell>
          <table:table-cell table:formula="of:=[.I14]" office:value-type="float" office:value="0.8636">
            <text:p>8.64E-01</text:p>
          </table:table-cell>
          <table:table-cell table:formula="of:=[.I3]" office:value-type="float" office:value="3.6449">
            <text:p>3.64E+00</text:p>
          </table:table-cell>
          <table:table-cell table:formula="of:=0.0254*[.$B$12]" office:value-type="float" office:value="0">
            <text:p>0.00E+00</text:p>
          </table:table-cell>
          <table:table-cell table:formula="of:=[.I14]" office:value-type="float" office:value="0.8636">
            <text:p>8.64E-01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3]" office:value-type="float" office:value="0.01905">
            <text:p>1.91E-02</text:p>
          </table:table-cell>
          <table:table-cell table:formula="of:=[.M3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3 Left</text:p>
          </table:table-cell>
          <table:table-cell table:formula="of:=[.K4]" office:value-type="float" office:value="3.032125">
            <text:p>3.03E+00</text:p>
          </table:table-cell>
          <table:table-cell table:formula="of:=-1*[.I4]" office:value-type="float" office:value="-3.49885">
            <text:p>-3.50E+00</text:p>
          </table:table-cell>
          <table:table-cell table:formula="of:=0.0254*[.$B$12]" office:value-type="float" office:value="0">
            <text:p>0.00E+00</text:p>
          </table:table-cell>
          <table:table-cell table:formula="of:=[.I16]" office:value-type="float" office:value="3.032125">
            <text:p>3.03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4]" office:value-type="float" office:value="0.0093472">
            <text:p>9.35E-03</text:p>
          </table:table-cell>
          <table:table-cell table:formula="of:=[.L4]" office:value-type="float" office:value="0.01905">
            <text:p>1.91E-02</text:p>
          </table:table-cell>
        </table:table-row>
        <table:table-row table:style-name="ro1">
          <table:table-cell table:style-name="ce1" office:value-type="string" table:number-columns-spanned="2" table:number-rows-spanned="1">
            <text:p>Height in wavelengths</text:p>
          </table:table-cell>
          <table:covered-table-cell table:style-name="ce4"/>
          <table:table-cell table:number-columns-repeated="5"/>
          <table:table-cell office:value-type="string">
            <text:p>El 3 Right</text:p>
          </table:table-cell>
          <table:table-cell table:formula="of:=[.I16]" office:value-type="float" office:value="3.032125">
            <text:p>3.03E+00</text:p>
          </table:table-cell>
          <table:table-cell table:formula="of:=[.I4]" office:value-type="float" office:value="3.49885">
            <text:p>3.50E+00</text:p>
          </table:table-cell>
          <table:table-cell table:formula="of:=0.0254*[.$B$12]" office:value-type="float" office:value="0">
            <text:p>0.00E+00</text:p>
          </table:table-cell>
          <table:table-cell table:formula="of:=[.I16]" office:value-type="float" office:value="3.032125">
            <text:p>3.03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4]" office:value-type="float" office:value="0.01905">
            <text:p>1.91E-02</text:p>
          </table:table-cell>
          <table:table-cell table:formula="of:=[.M4]" office:value-type="float" office:value="0.0093472">
            <text:p>9.35E-03</text:p>
          </table:table-cell>
        </table:table-row>
        <table:table-row table:style-name="ro1">
          <table:table-cell table:style-name="ce2" office:value-type="string">
            <text:p>Height (m)</text:p>
          </table:table-cell>
          <table:table-cell table:style-name="ce5" office:value-type="float" office:value="9.5">
            <text:p>9.5</text:p>
          </table:table-cell>
          <table:table-cell table:number-columns-repeated="5"/>
          <table:table-cell office:value-type="string">
            <text:p>El 4 Left</text:p>
          </table:table-cell>
          <table:table-cell table:formula="of:=[.K5]" office:value-type="float" office:value="3.305175">
            <text:p>3.31E+00</text:p>
          </table:table-cell>
          <table:table-cell table:formula="of:=-1*[.I5]" office:value-type="float" office:value="-5.1943">
            <text:p>-5.19E+00</text:p>
          </table:table-cell>
          <table:table-cell table:formula="of:=0.0254*[.$B$12]" office:value-type="float" office:value="0">
            <text:p>0.00E+00</text:p>
          </table:table-cell>
          <table:table-cell table:formula="of:=[.I18]" office:value-type="float" office:value="3.305175">
            <text:p>3.31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5]" office:value-type="float" office:value="0.0093472">
            <text:p>9.35E-03</text:p>
          </table:table-cell>
          <table:table-cell table:formula="of:=[.L5]" office:value-type="float" office:value="0.0254">
            <text:p>2.54E-02</text:p>
          </table:table-cell>
        </table:table-row>
        <table:table-row table:style-name="ro1">
          <table:table-cell table:style-name="ce2" office:value-type="string">
            <text:p>Wavelengths 10m</text:p>
          </table:table-cell>
          <table:table-cell table:style-name="ce5" table:formula="of:=[.B18]/10" office:value-type="float" office:value="0.95">
            <text:p>0.95</text:p>
          </table:table-cell>
          <table:table-cell table:number-columns-repeated="5"/>
          <table:table-cell office:value-type="string">
            <text:p>El 4 Right</text:p>
          </table:table-cell>
          <table:table-cell table:formula="of:=[.I18]" office:value-type="float" office:value="3.305175">
            <text:p>3.31E+00</text:p>
          </table:table-cell>
          <table:table-cell table:formula="of:=[.I5]" office:value-type="float" office:value="5.1943">
            <text:p>5.19E+00</text:p>
          </table:table-cell>
          <table:table-cell table:formula="of:=0.0254*[.$B$12]" office:value-type="float" office:value="0">
            <text:p>0.00E+00</text:p>
          </table:table-cell>
          <table:table-cell table:formula="of:=[.I18]" office:value-type="float" office:value="3.305175">
            <text:p>3.31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5]" office:value-type="float" office:value="0.0254">
            <text:p>2.54E-02</text:p>
          </table:table-cell>
          <table:table-cell table:formula="of:=[.M5]" office:value-type="float" office:value="0.0093472">
            <text:p>9.35E-03</text:p>
          </table:table-cell>
        </table:table-row>
        <table:table-row table:style-name="ro1">
          <table:table-cell table:style-name="ce2" office:value-type="string">
            <text:p>Wavelengths 12m</text:p>
          </table:table-cell>
          <table:table-cell table:style-name="ce5" table:formula="of:=[.B18]/12" office:value-type="float" office:value="0.791666666666667">
            <text:p>0.7916666667</text:p>
          </table:table-cell>
          <table:table-cell table:number-columns-repeated="5"/>
          <table:table-cell office:value-type="string">
            <text:p>El 5 Left</text:p>
          </table:table-cell>
          <table:table-cell table:formula="of:=[.K6]" office:value-type="float" office:value="3.4337625">
            <text:p>3.43E+00</text:p>
          </table:table-cell>
          <table:table-cell table:formula="of:=-1*[.I6]" office:value-type="float" office:value="-2.6304875">
            <text:p>-2.63E+00</text:p>
          </table:table-cell>
          <table:table-cell table:formula="of:=0.0254*[.$B$12]" office:value-type="float" office:value="0">
            <text:p>0.00E+00</text:p>
          </table:table-cell>
          <table:table-cell table:formula="of:=[.I20]" office:value-type="float" office:value="3.4337625">
            <text:p>3.43E+00</text:p>
          </table:table-cell>
          <table:table-cell table:formula="of:=-0.5*[.J5]" office:value-type="float" office:value="-0.0127">
            <text:p>-1.27E-02</text:p>
          </table:table-cell>
          <table:table-cell table:formula="of:=0.0254*[.$B$12]" office:value-type="float" office:value="0">
            <text:p>0.00E+00</text:p>
          </table:table-cell>
          <table:table-cell table:formula="of:=[.M6]" office:value-type="float" office:value="0.0093472">
            <text:p>9.35E-03</text:p>
          </table:table-cell>
          <table:table-cell table:formula="of:=[.L6]" office:value-type="float" office:value="0.01905">
            <text:p>1.91E-02</text:p>
          </table:table-cell>
        </table:table-row>
        <table:table-row table:style-name="ro1">
          <table:table-cell table:style-name="ce2" office:value-type="string">
            <text:p>Wavelengths 15m</text:p>
          </table:table-cell>
          <table:table-cell table:style-name="ce5" table:formula="of:=[.B18]/15" office:value-type="float" office:value="0.633333333333333">
            <text:p>0.6333333333</text:p>
          </table:table-cell>
          <table:table-cell table:number-columns-repeated="5"/>
          <table:table-cell office:value-type="string">
            <text:p>El 5 Right</text:p>
          </table:table-cell>
          <table:table-cell table:formula="of:=[.I20]" office:value-type="float" office:value="3.4337625">
            <text:p>3.43E+00</text:p>
          </table:table-cell>
          <table:table-cell table:formula="of:=[.I6]" office:value-type="float" office:value="2.6304875">
            <text:p>2.63E+00</text:p>
          </table:table-cell>
          <table:table-cell table:formula="of:=0.0254*[.$B$12]" office:value-type="float" office:value="0">
            <text:p>0.00E+00</text:p>
          </table:table-cell>
          <table:table-cell table:formula="of:=[.I20]" office:value-type="float" office:value="3.4337625">
            <text:p>3.43E+00</text:p>
          </table:table-cell>
          <table:table-cell table:formula="of:=0.5*[.J5]" office:value-type="float" office:value="0.0127">
            <text:p>1.27E-02</text:p>
          </table:table-cell>
          <table:table-cell table:formula="of:=0.0254*[.$B$12]" office:value-type="float" office:value="0">
            <text:p>0.00E+00</text:p>
          </table:table-cell>
          <table:table-cell table:formula="of:=[.L6]" office:value-type="float" office:value="0.01905">
            <text:p>1.91E-02</text:p>
          </table:table-cell>
          <table:table-cell table:formula="of:=[.M6]" office:value-type="float" office:value="0.0093472">
            <text:p>9.35E-03</text:p>
          </table:table-cell>
        </table:table-row>
        <table:table-row table:style-name="ro1">
          <table:table-cell table:style-name="ce2" office:value-type="string">
            <text:p>Wavelengths 17m</text:p>
          </table:table-cell>
          <table:table-cell table:style-name="ce5" table:formula="of:=[.B18]/17" office:value-type="float" office:value="0.558823529411765">
            <text:p>0.5588235294</text:p>
          </table:table-cell>
          <table:table-cell table:number-columns-repeated="5"/>
          <table:table-cell office:value-type="string">
            <text:p>El 6 Left</text:p>
          </table:table-cell>
          <table:table-cell table:formula="of:=[.K7]" office:value-type="float" office:value="3.717925">
            <text:p>3.72E+00</text:p>
          </table:table-cell>
          <table:table-cell table:formula="of:=-1*[.I7]" office:value-type="float" office:value="-2.5130125">
            <text:p>-2.51E+00</text:p>
          </table:table-cell>
          <table:table-cell table:formula="of:=0.0254*[.$B$12]" office:value-type="float" office:value="0">
            <text:p>0.00E+00</text:p>
          </table:table-cell>
          <table:table-cell table:formula="of:=[.I22]" office:value-type="float" office:value="3.717925">
            <text:p>3.72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7]" office:value-type="float" office:value="0.0093472">
            <text:p>9.35E-03</text:p>
          </table:table-cell>
          <table:table-cell table:formula="of:=[.L7]" office:value-type="float" office:value="0.01905">
            <text:p>1.91E-02</text:p>
          </table:table-cell>
        </table:table-row>
        <table:table-row table:style-name="ro1">
          <table:table-cell table:style-name="ce3" office:value-type="string">
            <text:p>Wavelengths 20m</text:p>
          </table:table-cell>
          <table:table-cell table:style-name="ce6" table:formula="of:=[.B18]/20" office:value-type="float" office:value="0.475">
            <text:p>0.475</text:p>
          </table:table-cell>
          <table:table-cell table:number-columns-repeated="5"/>
          <table:table-cell office:value-type="string">
            <text:p>El 6 Right</text:p>
          </table:table-cell>
          <table:table-cell table:formula="of:=[.I22]" office:value-type="float" office:value="3.717925">
            <text:p>3.72E+00</text:p>
          </table:table-cell>
          <table:table-cell table:formula="of:=[.I7]" office:value-type="float" office:value="2.5130125">
            <text:p>2.51E+00</text:p>
          </table:table-cell>
          <table:table-cell table:formula="of:=0.0254*[.$B$12]" office:value-type="float" office:value="0">
            <text:p>0.00E+00</text:p>
          </table:table-cell>
          <table:table-cell table:formula="of:=[.I22]" office:value-type="float" office:value="3.717925">
            <text:p>3.72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7]" office:value-type="float" office:value="0.01905">
            <text:p>1.91E-02</text:p>
          </table:table-cell>
          <table:table-cell table:formula="of:=[.M7]" office:value-type="float" office:value="0.0093472">
            <text:p>9.35E-03</text:p>
          </table:table-cell>
        </table:table-row>
        <table:table-row table:style-name="ro1">
          <table:table-cell table:number-columns-repeated="7"/>
          <table:table-cell office:value-type="string">
            <text:p>El 7 Left</text:p>
          </table:table-cell>
          <table:table-cell table:formula="of:=[.K8]" office:value-type="float" office:value="5.400675">
            <text:p>5.40E+00</text:p>
          </table:table-cell>
          <table:table-cell table:formula="of:=-1*[.I8]" office:value-type="float" office:value="-2.3241">
            <text:p>-2.32E+00</text:p>
          </table:table-cell>
          <table:table-cell table:formula="of:=0.0254*[.$B$12]" office:value-type="float" office:value="0">
            <text:p>0.00E+00</text:p>
          </table:table-cell>
          <table:table-cell table:formula="of:=[.I24]" office:value-type="float" office:value="5.400675">
            <text:p>5.4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M8]" office:value-type="float" office:value="0.0093472">
            <text:p>9.35E-03</text:p>
          </table:table-cell>
          <table:table-cell table:formula="of:=[.L8]" office:value-type="float" office:value="0.01905">
            <text:p>1.91E-02</text:p>
          </table:table-cell>
        </table:table-row>
        <table:table-row table:style-name="ro1">
          <table:table-cell table:number-columns-repeated="7"/>
          <table:table-cell office:value-type="string">
            <text:p>El 7 Right</text:p>
          </table:table-cell>
          <table:table-cell table:formula="of:=[.I24]" office:value-type="float" office:value="5.400675">
            <text:p>5.40E+00</text:p>
          </table:table-cell>
          <table:table-cell table:formula="of:=[.I8]" office:value-type="float" office:value="2.3241">
            <text:p>2.32E+00</text:p>
          </table:table-cell>
          <table:table-cell table:formula="of:=0.0254*[.$B$12]" office:value-type="float" office:value="0">
            <text:p>0.00E+00</text:p>
          </table:table-cell>
          <table:table-cell table:formula="of:=[.I24]" office:value-type="float" office:value="5.400675">
            <text:p>5.40E+00</text:p>
          </table:table-cell>
          <table:table-cell office:value-type="float" office:value="0">
            <text:p>0.00E+00</text:p>
          </table:table-cell>
          <table:table-cell table:formula="of:=0.0254*[.$B$12]" office:value-type="float" office:value="0">
            <text:p>0.00E+00</text:p>
          </table:table-cell>
          <table:table-cell table:formula="of:=[.L8]" office:value-type="float" office:value="0.01905">
            <text:p>1.91E-02</text:p>
          </table:table-cell>
          <table:table-cell table:formula="of:=[.M8]" office:value-type="float" office:value="0.0093472">
            <text:p>9.35E-03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17/07/2011</text:date>, <text:time>12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Conklin</meta:initial-creator>
    <meta:creation-date>2011-07-16T19:04:58</meta:creation-date>
    <meta:generator>OpenOffice.org/3.2$Linux OpenOffice.org_project/320m19$Build-9505</meta:generator>
    <dc:date>2011-07-17T12:10:50</dc:date>
    <dc:creator>Steve </dc:creator>
    <meta:editing-duration>PT01H02M26S</meta:editing-duration>
    <meta:editing-cycles>4</meta:editing-cycles>
    <meta:document-statistic meta:table-count="3" meta:cell-count="247" meta:object-count="0"/>
  </office:meta>
</office:document-meta>
</file>